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DE LA CRUZ MOLINA ALFRED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E LA CRUZ MOLINA ALFRE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LINARES SIHUIN, LOURDE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10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5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/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5T01:38:4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